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7cm" fo:min-width="2.9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3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424cm" fo:min-width="1.52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24cm" fo:min-width="2.64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3.09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1.52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2.19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3.0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48cm" fo:min-width="2.19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2.4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3.09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2.4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3.541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648cm" fo:min-width="1.97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38cm" fo:min-width="0.92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1.24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3cm" svg:height="2.857cm" svg:x="8.302cm" svg:y="9.25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588cm" svg:x="17.192cm" svg:y="14.969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588cm" svg:x="18.462cm" svg:y="6.397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58cm" svg:height="0.952cm" svg:x="1.634cm" svg:y="4.175cm">
          <text:p text:style-name="P1">user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445cm" svg:height="0.952cm" svg:x="1.317cm" svg:y="5.445cm">
          <text:p text:style-name="P1">login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081cm" svg:height="1.27cm" svg:x="1.316cm" svg:y="18.462cm">
          <text:p text:style-name="P1">hash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58cm" svg:height="1.27cm" svg:x="1.952cm" svg:y="6.715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1.27cm" svg:x="1.635cm" svg:y="8.302cm">
          <text:p text:style-name="P1">first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58cm" svg:height="1.27cm" svg:x="1.952cm" svg:y="11.477cm">
          <text:p text:style-name="P1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985cm" svg:height="1.27cm" svg:x="21.637cm" svg:y="19.097cm">
          <text:p text:style-name="P1">delivery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58cm" svg:height="1.27cm" svg:x="23.542cm" svg:y="17.192cm">
          <text:p text:style-name="P1">isPay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811cm" svg:height="1.27cm" svg:x="13.064cm" svg:y="18.78cm">
          <text:p text:style-name="P1">order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128cm" svg:height="1.27cm" svg:x="21.955cm" svg:y="15.287cm">
          <text:p text:style-name="P1">isDelive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58cm" svg:height="1.27cm" svg:x="22.907cm" svg:y="13.382cm">
          <text:p text:style-name="P1">user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08cm" svg:height="1.27cm" svg:x="21.637cm" svg:y="3.857cm">
          <text:p text:style-name="P1">image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58cm" svg:height="1.27cm" svg:x="22.272cm" svg:y="1.952cm">
          <text:p text:style-name="P1">categ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08cm" svg:height="1.27cm" svg:x="17.192cm" svg:y="1.635cm">
          <text:p text:style-name="P1">manufactu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58cm" svg:height="1.27cm" svg:x="14.335cm" svg:y="2.27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1.27cm" svg:x="12.43cm" svg:y="3.54cm">
          <text:p text:style-name="P1">product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13cm" svg:height="1.27cm" svg:x="17.192cm" svg:y="19.097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1.27cm" svg:x="1.635cm" svg:y="9.89cm">
          <text:p text:style-name="P1">last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58cm" svg:height="1.27cm" svg:x="2.269cm" svg:y="16.875cm">
          <text:p text:style-name="P1">isAd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8.255cm" svg:height="0.962cm" svg:x="1cm" svg:y="19.628cm">
          <draw:text-box>
            <text:p>0 registered user 1 admin</text:p>
          </draw:text-box>
        </draw:frame>
        <draw:custom-shape draw:style-name="gr7" draw:text-style-name="P1" draw:layer="layout" svg:width="2.858cm" svg:height="1.27cm" svg:x="1.952cm" svg:y="13.382cm">
          <text:p text:style-name="P1">g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5.715cm" svg:height="1.27cm" svg:x="1.317cm" svg:y="14.97cm">
          <text:p text:style-name="P1">dateOfBir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4.175cm" svg:y1="4.81cm" svg:x2="8.302cm" svg:y2="9.255cm">
          <text:p/>
        </draw:line>
        <draw:line draw:style-name="gr16" draw:text-style-name="P3" draw:layer="layout" svg:x1="5.127cm" svg:y1="6.08cm" svg:x2="8.302cm" svg:y2="9.572cm">
          <text:p/>
        </draw:line>
        <draw:line draw:style-name="gr16" draw:text-style-name="P3" draw:layer="layout" svg:x1="4.492cm" svg:y1="7.667cm" svg:x2="8.302cm" svg:y2="9.572cm">
          <text:p/>
        </draw:line>
        <draw:line draw:style-name="gr16" draw:text-style-name="P3" draw:layer="layout" svg:x1="5.445cm" svg:y1="8.937cm" svg:x2="8.302cm" svg:y2="9.572cm">
          <text:p/>
        </draw:line>
        <draw:line draw:style-name="gr16" draw:text-style-name="P3" draw:layer="layout" svg:x1="5.445cm" svg:y1="10.525cm" svg:x2="8.302cm" svg:y2="10.207cm">
          <text:p/>
        </draw:line>
        <draw:line draw:style-name="gr16" draw:text-style-name="P3" draw:layer="layout" svg:x1="4.81cm" svg:y1="12.112cm" svg:x2="8.302cm" svg:y2="10.207cm">
          <text:p/>
        </draw:line>
        <draw:line draw:style-name="gr16" draw:text-style-name="P3" draw:layer="layout" svg:x1="4.492cm" svg:y1="13.7cm" svg:x2="8.302cm" svg:y2="10.207cm">
          <text:p/>
        </draw:line>
        <draw:line draw:style-name="gr16" draw:text-style-name="P3" draw:layer="layout" svg:x1="6.715cm" svg:y1="15.287cm" svg:x2="8.302cm" svg:y2="11.477cm">
          <text:p/>
        </draw:line>
        <draw:line draw:style-name="gr16" draw:text-style-name="P3" draw:layer="layout" svg:x1="4.81cm" svg:y1="17.192cm" svg:x2="8.302cm" svg:y2="11.477cm">
          <text:p/>
        </draw:line>
        <draw:line draw:style-name="gr16" draw:text-style-name="P3" draw:layer="layout" svg:x1="6.397cm" svg:y1="19.097cm" svg:x2="8.302cm" svg:y2="11.477cm">
          <text:p/>
        </draw:line>
        <draw:line draw:style-name="gr16" draw:text-style-name="P3" draw:layer="layout" svg:x1="16.24cm" svg:y1="19.097cm" svg:x2="17.51cm" svg:y2="16.557cm">
          <text:p/>
        </draw:line>
        <draw:line draw:style-name="gr16" draw:text-style-name="P3" draw:layer="layout" svg:x1="18.462cm" svg:y1="19.097cm" svg:x2="17.51cm" svg:y2="16.557cm">
          <text:p/>
        </draw:line>
        <draw:line draw:style-name="gr16" draw:text-style-name="P3" draw:layer="layout" svg:x1="19.732cm" svg:y1="19.097cm" svg:x2="19.097cm" svg:y2="16.557cm">
          <text:p/>
        </draw:line>
        <draw:line draw:style-name="gr16" draw:text-style-name="P3" draw:layer="layout" svg:x1="23.225cm" svg:y1="19.415cm" svg:x2="19.097cm" svg:y2="16.557cm">
          <text:p/>
        </draw:line>
        <draw:line draw:style-name="gr16" draw:text-style-name="P3" draw:layer="layout" svg:x1="23.542cm" svg:y1="17.827cm" svg:x2="20.367cm" svg:y2="15.922cm">
          <text:p/>
        </draw:line>
        <draw:line draw:style-name="gr16" draw:text-style-name="P3" draw:layer="layout" svg:x1="22.272cm" svg:y1="15.922cm" svg:x2="20.367cm" svg:y2="15.922cm">
          <text:p/>
        </draw:line>
        <draw:line draw:style-name="gr16" draw:text-style-name="P3" draw:layer="layout" svg:x1="22.907cm" svg:y1="14.017cm" svg:x2="20.367cm" svg:y2="15.922cm">
          <text:p/>
        </draw:line>
        <draw:custom-shape draw:style-name="gr17" draw:text-style-name="P1" draw:layer="layout" svg:width="3.493cm" svg:height="1.27cm" svg:x="23.225cm" svg:y="5.445cm">
          <text:p text:style-name="P1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493cm" svg:height="1.27cm" svg:x="23.225cm" svg:y="7.032cm">
          <text:p text:style-name="P1">sto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493cm" svg:height="1.27cm" svg:x="23.225cm" svg:y="8.62cm">
          <text:p text:style-name="P1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15.922cm" svg:y1="4.492cm" svg:x2="18.462cm" svg:y2="6.715cm">
          <text:p/>
        </draw:line>
        <draw:line draw:style-name="gr16" draw:text-style-name="P3" draw:layer="layout" svg:x1="16.875cm" svg:y1="3.222cm" svg:x2="18.78cm" svg:y2="6.397cm">
          <text:p/>
        </draw:line>
        <draw:line draw:style-name="gr16" draw:text-style-name="P3" draw:layer="layout" svg:x1="19.415cm" svg:y1="2.587cm" svg:x2="18.78cm" svg:y2="6.397cm">
          <text:p/>
        </draw:line>
        <draw:line draw:style-name="gr16" draw:text-style-name="P3" draw:layer="layout" svg:x1="22.59cm" svg:y1="2.905cm" svg:x2="18.78cm" svg:y2="6.397cm">
          <text:p/>
        </draw:line>
        <draw:line draw:style-name="gr16" draw:text-style-name="P3" draw:layer="layout" svg:x1="22.272cm" svg:y1="4.81cm" svg:x2="21.32cm" svg:y2="6.397cm">
          <text:p/>
        </draw:line>
        <draw:line draw:style-name="gr16" draw:text-style-name="P3" draw:layer="layout" svg:x1="23.225cm" svg:y1="6.08cm" svg:x2="21.002cm" svg:y2="6.397cm">
          <text:p/>
        </draw:line>
        <draw:line draw:style-name="gr16" draw:text-style-name="P3" draw:layer="layout" svg:x1="23.542cm" svg:y1="7.35cm" svg:x2="22.272cm" svg:y2="7.032cm">
          <text:p/>
        </draw:line>
        <draw:line draw:style-name="gr16" draw:text-style-name="P3" draw:layer="layout" svg:x1="23.542cm" svg:y1="8.937cm" svg:x2="22.272cm" svg:y2="7.032cm">
          <text:p/>
        </draw:line>
        <draw:custom-shape draw:style-name="gr18" draw:text-style-name="P1" draw:layer="layout" svg:width="2.857cm" svg:height="3.175cm" svg:x="13.065cm" svg:y="9.89cm">
          <text:p text:style-name="P1">pla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draw:layer="layout" svg:width="3.493cm" svg:height="2.54cm" svg:x="19.415cm" svg:y="10.20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3" draw:layer="layout" svg:x1="11.795cm" svg:y1="10.525cm" svg:x2="14.017cm" svg:y2="10.525cm">
          <text:p/>
        </draw:line>
        <draw:line draw:style-name="gr16" draw:text-style-name="P3" draw:layer="layout" svg:x1="15.287cm" svg:y1="12.112cm" svg:x2="17.827cm" svg:y2="14.97cm">
          <text:p/>
        </draw:line>
        <draw:line draw:style-name="gr16" draw:text-style-name="P3" draw:layer="layout" svg:x1="20.367cm" svg:y1="12.112cm" svg:x2="19.097cm" svg:y2="14.97cm">
          <text:p/>
        </draw:line>
        <draw:line draw:style-name="gr16" draw:text-style-name="P3" draw:layer="layout" svg:x1="20.685cm" svg:y1="10.525cm" svg:x2="20.685cm" svg:y2="7.985cm">
          <text:p/>
        </draw:line>
        <draw:frame draw:style-name="gr20" draw:text-style-name="P2" draw:layer="layout" svg:width="0.853cm" svg:height="1.28cm" svg:x="12.112cm" svg:y="9.572cm">
          <draw:text-box>
            <text:p>1</text:p>
          </draw:text-box>
        </draw:frame>
        <draw:frame draw:style-name="gr21" draw:text-style-name="P2" draw:layer="layout" svg:width="0.748cm" svg:height="0.962cm" svg:x="16.557cm" svg:y="14.335cm">
          <draw:text-box>
            <text:p>*</text:p>
          </draw:text-box>
        </draw:frame>
        <draw:frame draw:style-name="gr22" draw:text-style-name="P2" draw:layer="layout" svg:width="0.748cm" svg:height="0.962cm" svg:x="20.889cm" svg:y="7.985cm">
          <draw:text-box>
            <text:p>*</text:p>
          </draw:text-box>
        </draw:frame>
        <draw:frame draw:style-name="gr22" draw:text-style-name="P2" draw:layer="layout" svg:width="0.748cm" svg:height="0.962cm" svg:x="19.415cm" svg:y="14.017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7T19:38:10.430384574</meta:creation-date>
    <dc:date>2021-12-27T20:09:55.770392470</dc:date>
    <meta:editing-duration>PT21M13S</meta:editing-duration>
    <meta:editing-cycles>5</meta:editing-cycles>
    <meta:generator>LibreOffice/7.1.8.1$Linux_X86_64 LibreOffice_project/10$Build-1</meta:generator>
    <meta:document-statistic meta:object-count="63"/>
  </office:meta>
</office:document-meta>
</file>